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Arial" svg:font-family="Arial" style:font-pitch="variable"/>
    <style:font-face style:name="Arial Unicode MS" svg:font-family="'Arial Unicode MS'" style:font-pitch="variable"/>
    <style:font-face style:name="Century Schoolbook L" svg:font-family="'Century Schoolbook L'" style:font-pitch="variable"/>
    <style:font-face style:name="Tahoma" svg:font-family="Tahoma, Lucidasans, 'Lucida Sans', 'Arial Unicode MS'" style:font-pitch="variable"/>
    <style:font-face style:name="New Century Schoolbook" svg:font-family="'New Century Schoolbook'"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_7e_LT_7e_Titel">
      <style:paragraph-properties fo:text-align="center" style:justify-single-word="false"/>
      <style:text-properties fo:color="#000000" loext:opacity="100%" style:text-outline="false" style:text-line-through-style="none" style:text-line-through-type="none" style:font-name="New Century Schoolbook" fo:font-size="12pt" fo:font-style="normal" fo:text-shadow="none" style:text-underline-style="none" fo:font-weight="bold" style:font-name-asian="Arial Unicode MS" style:font-size-asian="12pt" style:font-style-asian="normal" style:font-weight-asian="bold" style:font-name-complex="Arial Unicode MS" style:font-size-complex="12pt" style:font-style-complex="normal" style:font-weight-complex="bold"/>
    </style:style>
    <style:style style:name="P2" style:family="paragraph" style:parent-style-name="Standard">
      <style:paragraph-properties fo:text-align="center" style:justify-single-word="false"/>
      <style:text-properties style:font-name="New Century Schoolbook"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New Century Schoolbook"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New Century Schoolbook"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style:font-name="New Century Schoolbook" fo:font-size="12pt" fo:language="fr" fo:country="FR" fo:font-style="italic" fo:font-weight="normal" officeooo:paragraph-rsid="002d814c"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New Century Schoolbook" fo:font-size="12pt" fo:language="fr" fo:country="FR" fo:font-style="italic" fo:font-weight="bold" officeooo:paragraph-rsid="002d814c"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style:font-name="New Century Schoolbook" fo:font-size="12pt" fo:font-style="normal" fo:font-weight="normal" officeooo:paragraph-rsid="002eafed"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New Century Schoolbook" fo:font-size="12pt" fo:font-style="normal" fo:font-weight="normal" officeooo:rsid="00315590" officeooo:paragraph-rsid="00315590"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font-name="New Century Schoolbook" fo:font-size="12pt" fo:font-style="normal" fo:font-weight="normal" officeooo:rsid="00315590" officeooo:paragraph-rsid="0032ccc4"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New Century Schoolbook" fo:font-size="12pt" officeooo:paragraph-rsid="00315590" style:font-size-asian="12pt" style:font-size-complex="12pt"/>
    </style:style>
    <style:style style:name="P11" style:family="paragraph" style:parent-style-name="Standard">
      <style:paragraph-properties fo:text-align="justify" style:justify-single-word="false"/>
      <style:text-properties style:font-name="New Century Schoolbook" fo:font-size="12pt" fo:font-weight="normal" officeooo:paragraph-rsid="003709d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New Century Schoolbook" fo:font-size="12pt" fo:font-weight="normal" officeooo:rsid="003aadeb" officeooo:paragraph-rsid="003709d2"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New Century Schoolbook"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font-name="New Century Schoolbook" fo:font-size="11pt" fo:font-weight="normal"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New Century Schoolbook" fo:font-size="11pt" fo:font-weight="normal" officeooo:paragraph-rsid="0036de18"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New Century Schoolbook" fo:font-size="11pt" fo:font-weight="normal" officeooo:paragraph-rsid="0046bf09" style:font-size-asian="11pt" style:font-size-complex="11pt"/>
    </style:style>
    <style:style style:name="P17" style:family="paragraph" style:parent-style-name="Standard">
      <style:paragraph-properties fo:text-align="justify" style:justify-single-word="false"/>
      <style:text-properties style:font-name="New Century Schoolbook" fo:font-size="11pt" style:font-size-asian="11pt" style:font-size-complex="11pt"/>
    </style:style>
    <style:style style:name="P18" style:family="paragraph" style:parent-style-name="Standard">
      <style:paragraph-properties fo:text-align="justify" style:justify-single-word="false"/>
      <style:text-properties style:font-name="New Century Schoolbook" fo:font-size="11pt" officeooo:paragraph-rsid="002011e8" style:font-size-asian="11pt" style:font-size-complex="11pt"/>
    </style:style>
    <style:style style:name="P19" style:family="paragraph" style:parent-style-name="Standard">
      <style:paragraph-properties fo:text-align="justify" style:justify-single-word="false"/>
      <style:text-properties style:font-name="New Century Schoolbook" fo:font-size="11pt" officeooo:paragraph-rsid="0030ccd1" style:font-size-asian="11pt" style:font-size-complex="11pt"/>
    </style:style>
    <style:style style:name="P20" style:family="paragraph" style:parent-style-name="Standard">
      <style:paragraph-properties fo:text-align="justify" style:justify-single-word="false"/>
      <style:text-properties style:font-name="New Century Schoolbook" fo:font-size="11pt" officeooo:paragraph-rsid="0036de18" style:font-size-asian="11pt" style:font-size-complex="11pt"/>
    </style:style>
    <style:style style:name="P21" style:family="paragraph" style:parent-style-name="Standard">
      <style:paragraph-properties fo:text-align="justify" style:justify-single-word="false"/>
      <style:text-properties style:font-name="New Century Schoolbook" fo:font-size="11pt" officeooo:paragraph-rsid="003e0967" style:font-size-asian="11pt" style:font-size-complex="11pt"/>
    </style:style>
    <style:style style:name="P22" style:family="paragraph" style:parent-style-name="Standard">
      <style:paragraph-properties fo:text-align="justify" style:justify-single-word="false"/>
      <style:text-properties style:font-name="New Century Schoolbook" fo:font-size="11pt" officeooo:paragraph-rsid="003e4cab" style:font-size-asian="11pt" style:font-size-complex="11pt"/>
    </style:style>
    <style:style style:name="P23" style:family="paragraph" style:parent-style-name="Standard">
      <style:paragraph-properties fo:text-align="justify" style:justify-single-word="false"/>
      <style:text-properties style:font-name="New Century Schoolbook" fo:font-size="11pt" officeooo:paragraph-rsid="00475910" style:font-size-asian="11pt" style:font-size-complex="11pt"/>
    </style:style>
    <style:style style:name="P24" style:family="paragraph" style:parent-style-name="Standard">
      <style:paragraph-properties fo:text-align="justify" style:justify-single-word="false"/>
      <style:text-properties style:font-name="New Century Schoolbook" fo:font-size="11pt" officeooo:paragraph-rsid="0049d233" style:font-size-asian="11pt" style:font-size-complex="11pt"/>
    </style:style>
    <style:style style:name="P25" style:family="paragraph" style:parent-style-name="Standard">
      <style:paragraph-properties fo:text-align="justify" style:justify-single-word="false"/>
      <style:text-properties style:font-name="New Century Schoolbook" fo:font-size="11pt" officeooo:paragraph-rsid="004a2047" style:font-size-asian="11pt" style:font-size-complex="11pt"/>
    </style:style>
    <style:style style:name="P26" style:family="paragraph" style:parent-style-name="Standard">
      <style:paragraph-properties fo:text-align="justify" style:justify-single-word="false"/>
      <style:text-properties style:font-name="New Century Schoolbook" fo:font-size="11pt" officeooo:paragraph-rsid="004c416e" style:font-size-asian="11pt" style:font-size-complex="11pt"/>
    </style:style>
    <style:style style:name="P27" style:family="paragraph" style:parent-style-name="Standard">
      <style:paragraph-properties fo:text-align="justify" style:justify-single-word="false"/>
      <style:text-properties style:font-name="Century Schoolbook L" fo:font-size="12pt" fo:font-weight="normal" style:font-size-asian="12pt" style:font-size-complex="12pt"/>
    </style:style>
    <style:style style:name="P28" style:family="paragraph" style:parent-style-name="Standard">
      <style:paragraph-properties fo:text-align="justify" style:justify-single-word="false"/>
      <style:text-properties style:font-name="Century Schoolbook L" fo:font-size="12pt" style:font-size-asian="12pt" style:font-size-complex="12pt"/>
    </style:style>
    <style:style style:name="P29" style:family="paragraph" style:parent-style-name="Standard">
      <style:paragraph-properties fo:text-align="justify" style:justify-single-word="false"/>
      <style:text-properties style:font-name="Century Schoolbook L" fo:font-size="12pt" fo:font-weight="bold" officeooo:rsid="003709d2"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2a6099" loext:opacity="100%" style:font-name="Century Schoolbook L" fo:font-size="12pt" officeooo:paragraph-rsid="003709d2" style:font-size-asian="12pt" style:font-size-complex="12pt"/>
    </style:style>
    <style:style style:name="P31" style:family="paragraph" style:parent-style-name="Standard">
      <style:paragraph-properties fo:text-align="justify" style:justify-single-word="false"/>
      <style:text-properties fo:color="#2a6099" loext:opacity="100%" style:font-name="Century Schoolbook L" fo:font-size="12pt" officeooo:rsid="0047ae51" officeooo:paragraph-rsid="0047ae51" style:font-size-asian="12pt" style:font-size-complex="12pt"/>
    </style:style>
    <style:style style:name="P32" style:family="paragraph" style:parent-style-name="Standard" style:list-style-name="L1">
      <style:paragraph-properties fo:text-align="justify" style:justify-single-word="false"/>
      <style:text-properties officeooo:paragraph-rsid="002d814c"/>
    </style:style>
    <style:style style:name="P33" style:family="paragraph" style:parent-style-name="Standard" style:list-style-name="L2">
      <style:paragraph-properties fo:text-align="justify" style:justify-single-word="false"/>
      <style:text-properties officeooo:paragraph-rsid="002d814c"/>
    </style:style>
    <style:style style:name="P34" style:family="paragraph" style:parent-style-name="Standard">
      <style:paragraph-properties fo:text-align="justify" style:justify-single-word="false"/>
      <style:text-properties style:font-name="New Century Schoolbook" fo:font-size="12pt" officeooo:paragraph-rsid="00315590"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2540ad" style:font-weight-asian="normal" style:font-weight-complex="normal"/>
    </style:style>
    <style:style style:name="T3" style:family="text">
      <style:text-properties fo:font-weight="normal" officeooo:rsid="003542f4" style:font-weight-asian="normal" style:font-weight-complex="normal"/>
    </style:style>
    <style:style style:name="T4" style:family="text">
      <style:text-properties fo:font-weight="normal" officeooo:rsid="0033718f" style:font-weight-asian="normal" style:font-weight-complex="normal"/>
    </style:style>
    <style:style style:name="T5" style:family="text">
      <style:text-properties fo:font-style="normal" fo:font-weight="normal" officeooo:rsid="00315590"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33718f" style:font-weight-asian="bold" style:font-weight-complex="bold"/>
    </style:style>
    <style:style style:name="T8" style:family="text">
      <style:text-properties fo:font-weight="bold" officeooo:rsid="003709d2" style:font-weight-asian="bold" style:font-weight-complex="bold"/>
    </style:style>
    <style:style style:name="T9" style:family="text">
      <style:text-properties fo:font-weight="bold" officeooo:rsid="003e0967" style:font-weight-asian="bold" style:font-weight-complex="bold"/>
    </style:style>
    <style:style style:name="T10" style:family="text">
      <style:text-properties style:font-name="New Century Schoolbook" fo:font-size="12pt" fo:language="fr" fo:country="FR"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New Century Schoolbook" fo:font-size="12pt" fo:language="fr" fo:country="FR" fo:font-style="italic" fo:font-weight="normal" officeooo:rsid="00351c63" style:font-size-asian="12pt" style:font-style-asian="italic" style:font-weight-asian="normal" style:font-size-complex="12pt" style:font-style-complex="italic" style:font-weight-complex="normal"/>
    </style:style>
    <style:style style:name="T12" style:family="text">
      <style:text-properties style:font-name="New Century Schoolbook" fo:font-size="12pt" fo:language="fr" fo:country="FR" fo:font-style="italic" fo:font-weight="normal" officeooo:rsid="0033718f" style:font-size-asian="12pt" style:font-style-asian="italic" style:font-weight-asian="normal" style:font-size-complex="12pt" style:font-style-complex="italic" style:font-weight-complex="normal"/>
    </style:style>
    <style:style style:name="T13" style:family="text">
      <style:text-properties style:font-name="New Century Schoolbook" fo:font-size="12pt" fo:language="fr" fo:country="FR" fo:font-style="italic" fo:font-weight="bold" style:font-size-asian="12pt" style:font-style-asian="italic" style:font-weight-asian="bold" style:font-size-complex="12pt" style:font-style-complex="italic" style:font-weight-complex="bold"/>
    </style:style>
    <style:style style:name="T14" style:family="text">
      <style:text-properties style:font-name="New Century Schoolbook" fo:font-size="12pt" fo:language="fr" fo:country="FR" fo:font-style="italic" fo:font-weight="bold" officeooo:rsid="0033718f" style:font-size-asian="12pt" style:font-style-asian="italic" style:font-weight-asian="bold" style:font-size-complex="12pt" style:font-style-complex="italic" style:font-weight-complex="bold"/>
    </style:style>
    <style:style style:name="T15" style:family="text">
      <style:text-properties style:font-name="New Century Schoolbook"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New Century Schoolbook" fo:font-size="12pt" fo:font-style="normal" fo:font-weight="normal" officeooo:rsid="0030900d" style:font-size-asian="12pt" style:font-style-asian="normal" style:font-weight-asian="normal" style:font-size-complex="12pt" style:font-style-complex="normal" style:font-weight-complex="normal"/>
    </style:style>
    <style:style style:name="T17" style:family="text">
      <style:text-properties style:font-name="New Century Schoolbook" fo:font-size="12pt" fo:font-style="normal" fo:font-weight="normal" officeooo:rsid="0030ccd1" style:font-size-asian="12pt" style:font-style-asian="normal" style:font-weight-asian="normal" style:font-size-complex="12pt" style:font-style-complex="normal" style:font-weight-complex="normal"/>
    </style:style>
    <style:style style:name="T18" style:family="text">
      <style:text-properties style:font-name="New Century Schoolbook" fo:font-size="12pt" fo:font-style="normal" fo:font-weight="normal" officeooo:rsid="00408b40" style:font-size-asian="12pt" style:font-style-asian="normal" style:font-weight-asian="normal" style:font-size-complex="12pt" style:font-style-complex="normal" style:font-weight-complex="normal"/>
    </style:style>
    <style:style style:name="T19" style:family="text">
      <style:text-properties style:font-name="New Century Schoolbook" fo:font-size="12pt" fo:font-style="normal" fo:font-weight="normal" officeooo:rsid="00447af3" style:font-size-asian="12pt" style:font-style-asian="normal" style:font-weight-asian="normal" style:font-size-complex="12pt" style:font-style-complex="normal" style:font-weight-complex="normal"/>
    </style:style>
    <style:style style:name="T20" style:family="text">
      <style:text-properties style:font-name="New Century Schoolbook"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style:font-name="New Century Schoolbook" fo:font-style="normal" style:text-underline-style="none" fo:font-weight="normal" officeooo:rsid="00315590" style:font-style-asian="normal" style:font-weight-asian="normal" style:font-style-complex="normal" style:font-weight-complex="normal"/>
    </style:style>
    <style:style style:name="T22" style:family="text">
      <style:text-properties officeooo:rsid="001905c1"/>
    </style:style>
    <style:style style:name="T23" style:family="text">
      <style:text-properties style:font-name="Century Schoolbook L"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font-name="Century Schoolbook L" fo:font-size="12pt" fo:font-style="normal" fo:font-weight="normal" officeooo:rsid="000d7fbb" style:font-size-asian="12pt" style:font-style-asian="normal" style:font-weight-asian="normal" style:font-size-complex="12pt" style:font-style-complex="normal" style:font-weight-complex="normal"/>
    </style:style>
    <style:style style:name="T25" style:family="text">
      <style:text-properties style:font-name="Century Schoolbook L" fo:font-size="12pt" fo:font-style="normal" fo:font-weight="normal" officeooo:rsid="000ee011" style:font-size-asian="12pt" style:font-style-asian="normal" style:font-weight-asian="normal" style:font-size-complex="12pt" style:font-style-complex="normal" style:font-weight-complex="normal"/>
    </style:style>
    <style:style style:name="T26" style:family="text">
      <style:text-properties style:font-name="Century Schoolbook L" fo:font-size="12pt" fo:font-style="normal" fo:font-weight="normal" officeooo:rsid="003656ee" style:font-size-asian="12pt" style:font-style-asian="normal" style:font-weight-asian="normal" style:font-size-complex="12pt" style:font-style-complex="normal" style:font-weight-complex="normal"/>
    </style:style>
    <style:style style:name="T27" style:family="text">
      <style:text-properties style:font-name="Century Schoolbook L" fo:font-size="12pt" fo:font-style="normal" fo:font-weight="normal" officeooo:rsid="0036de18" style:font-size-asian="12pt" style:font-style-asian="normal" style:font-weight-asian="normal" style:font-size-complex="12pt" style:font-style-complex="normal" style:font-weight-complex="normal"/>
    </style:style>
    <style:style style:name="T28" style:family="text">
      <style:text-properties style:font-name="Century Schoolbook L" fo:font-size="12pt" fo:font-style="normal" fo:font-weight="normal" officeooo:rsid="0030900d" style:font-size-asian="12pt" style:font-style-asian="normal" style:font-weight-asian="normal" style:font-size-complex="12pt" style:font-style-complex="normal" style:font-weight-complex="normal"/>
    </style:style>
    <style:style style:name="T29" style:family="text">
      <style:text-properties style:font-name="Century Schoolbook L" fo:font-size="12pt" fo:font-style="normal" fo:font-weight="normal" officeooo:rsid="003e0967" style:font-size-asian="12pt" style:font-style-asian="normal" style:font-weight-asian="normal" style:font-size-complex="12pt" style:font-style-complex="normal" style:font-weight-complex="normal"/>
    </style:style>
    <style:style style:name="T30" style:family="text">
      <style:text-properties style:font-name="Century Schoolbook L" fo:font-size="12pt" fo:font-style="normal" fo:font-weight="normal" officeooo:rsid="003e4cab" style:font-size-asian="12pt" style:font-style-asian="normal" style:font-weight-asian="normal" style:font-size-complex="12pt" style:font-style-complex="normal" style:font-weight-complex="normal"/>
    </style:style>
    <style:style style:name="T31" style:family="text">
      <style:text-properties style:font-name="Century Schoolbook L" fo:font-size="12pt" fo:font-style="normal" fo:font-weight="normal" officeooo:rsid="003fbc31" style:font-size-asian="12pt" style:font-style-asian="normal" style:font-weight-asian="normal" style:font-size-complex="12pt" style:font-style-complex="normal" style:font-weight-complex="normal"/>
    </style:style>
    <style:style style:name="T32" style:family="text">
      <style:text-properties style:font-name="Century Schoolbook L" fo:font-size="12pt" fo:font-style="normal" fo:font-weight="normal" officeooo:rsid="0044c1fe" style:font-size-asian="12pt" style:font-style-asian="normal" style:font-weight-asian="normal" style:font-size-complex="12pt" style:font-style-complex="normal" style:font-weight-complex="normal"/>
    </style:style>
    <style:style style:name="T33" style:family="text">
      <style:text-properties style:font-name="Century Schoolbook L" fo:font-size="12pt" fo:font-style="normal" fo:font-weight="normal" officeooo:rsid="00440914" style:font-size-asian="12pt" style:font-style-asian="normal" style:font-weight-asian="normal" style:font-size-complex="12pt" style:font-style-complex="normal" style:font-weight-complex="normal"/>
    </style:style>
    <style:style style:name="T34" style:family="text">
      <style:text-properties style:font-name="Century Schoolbook L" fo:font-size="12pt" fo:font-style="normal" style:font-size-asian="12pt" style:font-style-asian="normal" style:font-weight-asian="normal" style:font-size-complex="12pt" style:font-style-complex="normal" style:font-weight-complex="normal"/>
    </style:style>
    <style:style style:name="T35" style:family="text">
      <style:text-properties style:font-name="Century Schoolbook L" fo:font-size="12pt" fo:font-style="normal" officeooo:rsid="003d79ec" style:font-size-asian="12pt" style:font-style-asian="normal" style:font-weight-asian="normal" style:font-size-complex="12pt" style:font-style-complex="normal" style:font-weight-complex="normal"/>
    </style:style>
    <style:style style:name="T36" style:family="text">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T37" style:family="text">
      <style:text-properties style:font-name="Century Schoolbook L" fo:font-size="12pt" fo:font-style="normal" fo:font-weight="bold" officeooo:rsid="003e0967" style:font-size-asian="12pt" style:font-style-asian="normal" style:font-weight-asian="bold" style:font-size-complex="12pt" style:font-style-complex="normal" style:font-weight-complex="bold"/>
    </style:style>
    <style:style style:name="T38" style:family="text">
      <style:text-properties style:font-name="Century Schoolbook L" fo:font-size="12pt" fo:font-style="normal" fo:font-weight="bold" officeooo:rsid="003e4cab" style:font-size-asian="12pt" style:font-style-asian="normal" style:font-weight-asian="bold" style:font-size-complex="12pt" style:font-style-complex="normal" style:font-weight-complex="bold"/>
    </style:style>
    <style:style style:name="T39" style:family="text">
      <style:text-properties officeooo:rsid="0033718f"/>
    </style:style>
    <style:style style:name="T40" style:family="text">
      <style:text-properties officeooo:rsid="002834cc"/>
    </style:style>
    <style:style style:name="T41" style:family="text">
      <style:text-properties officeooo:rsid="00315590"/>
    </style:style>
    <style:style style:name="T42" style:family="text">
      <style:text-properties officeooo:rsid="003489c1"/>
    </style:style>
    <style:style style:name="T43" style:family="text">
      <style:text-properties officeooo:rsid="003656ee"/>
    </style:style>
    <style:style style:name="T44" style:family="text">
      <style:text-properties officeooo:rsid="003c205f"/>
    </style:style>
    <style:style style:name="T45" style:family="text">
      <style:text-properties style:text-underline-style="solid" style:text-underline-width="auto" style:text-underline-color="font-color"/>
    </style:style>
    <style:style style:name="T46" style:family="text">
      <style:text-properties fo:color="#2a6099" loext:opacity="100%" style:font-name="Century Schoolbook L"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color="#2a6099" loext:opacity="100%" style:font-name="Century Schoolbook L" fo:font-size="12pt" fo:font-style="normal" fo:font-weight="normal" officeooo:rsid="00475910" style:font-size-asian="12pt" style:font-style-asian="normal" style:font-weight-asian="normal" style:font-size-complex="12pt" style:font-style-complex="normal" style:font-weight-complex="normal"/>
    </style:style>
    <style:style style:name="T48" style:family="text">
      <style:text-properties fo:color="#2a6099" loext:opacity="100%" style:font-name="Century Schoolbook L" fo:font-size="12pt" fo:font-style="normal" fo:font-weight="normal" officeooo:rsid="003e0967" style:font-size-asian="12pt" style:font-style-asian="normal" style:font-weight-asian="normal" style:font-size-complex="12pt" style:font-style-complex="normal" style:font-weight-complex="normal"/>
    </style:style>
    <style:style style:name="T49" style:family="text">
      <style:text-properties fo:color="#2a6099" loext:opacity="100%" style:font-name="Century Schoolbook L" fo:font-size="12pt" fo:font-style="normal" fo:font-weight="normal" officeooo:rsid="0049d233" style:font-size-asian="12pt" style:font-style-asian="normal" style:font-weight-asian="normal" style:font-size-complex="12pt" style:font-style-complex="normal" style:font-weight-complex="normal"/>
    </style:style>
    <style:style style:name="T50" style:family="text">
      <style:text-properties fo:color="#2a6099" loext:opacity="100%" style:font-name="Century Schoolbook L" fo:font-size="12pt" fo:font-style="normal" fo:font-weight="normal" officeooo:rsid="004a2047" style:font-size-asian="12pt" style:font-style-asian="normal" style:font-weight-asian="normal" style:font-size-complex="12pt" style:font-style-complex="normal" style:font-weight-complex="normal"/>
    </style:style>
    <style:style style:name="T51" style:family="text">
      <style:text-properties fo:color="#2a6099" loext:opacity="100%" style:font-name="Century Schoolbook L" fo:font-size="12pt" fo:font-style="normal" fo:font-weight="normal" officeooo:rsid="004c416e" style:font-size-asian="12pt" style:font-style-asian="normal" style:font-weight-asian="normal" style:font-size-complex="12pt" style:font-style-complex="normal" style:font-weight-complex="normal"/>
    </style:style>
    <style:style style:name="T52" style:family="text">
      <style:text-properties fo:color="#2a6099" loext:opacity="100%" style:font-name="Century Schoolbook L" fo:font-size="12pt" fo:font-style="normal" fo:font-weight="normal" officeooo:rsid="004a2047" style:font-name-asian="Courier New" style:font-size-asian="12pt" style:font-style-asian="normal" style:font-weight-asian="normal" style:font-name-complex="Courier New" style:font-size-complex="12pt" style:font-style-complex="normal" style:font-weight-complex="normal"/>
    </style:style>
    <style:style style:name="T53" style:family="text">
      <style:text-properties fo:color="#2a6099" loext:opacity="100%" style:font-name="Century Schoolbook L" fo:font-size="12pt" fo:font-style="normal" fo:font-weight="normal" officeooo:rsid="004c416e" style:font-name-asian="Courier New" style:font-size-asian="12pt" style:font-style-asian="normal" style:font-weight-asian="normal" style:font-name-complex="Courier New" style:font-size-complex="12pt" style:font-style-complex="normal" style:font-weight-complex="normal"/>
    </style:style>
    <style:style style:name="T54" style:family="text">
      <style:text-properties fo:color="#2a6099" loext:opacity="100%" style:font-name="Century Schoolbook L" fo:font-size="12pt" fo:font-style="normal" style:font-size-asian="12pt" style:font-style-asian="normal" style:font-weight-asian="normal" style:font-size-complex="12pt" style:font-style-complex="normal" style:font-weight-complex="normal"/>
    </style:style>
    <style:style style:name="T55" style:family="text">
      <style:text-properties fo:color="#2a6099" loext:opacity="100%" style:font-name="Century Schoolbook L" fo:font-size="12pt" fo:font-style="italic" fo:font-weight="normal" officeooo:rsid="004a2047" style:font-size-asian="12pt" style:font-style-asian="italic" style:font-weight-asian="normal" style:font-size-complex="12pt" style:font-style-complex="italic" style:font-weight-complex="normal"/>
    </style:style>
    <style:style style:name="T56" style:family="text">
      <style:text-properties fo:color="#2a6099" loext:opacity="100%" style:font-name="New Century Schoolbook" fo:font-style="normal" style:text-underline-style="none" fo:font-weight="normal" officeooo:rsid="00315590"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xt:span text:style-name="T22">ystème-</text:span>1</text:p>
      <text:p text:style-name="P2"/>
      <text:p text:style-name="P2">TP n°6 - <text:span text:style-name="T44">Scripts</text:span> et commandes diverses</text:p>
      <text:p text:style-name="P2"/>
      <text:p text:style-name="P2">R&amp;T 1ère année</text:p>
      <text:p text:style-name="P13"/>
      <text:p text:style-name="P14"/>
      <text:p text:style-name="P4">Consignes</text:p>
      <text:p text:style-name="P4"/>
      <text:p text:style-name="P6">1. <text:span text:style-name="T1">Pour le</text:span><text:span text:style-name="T3">s</text:span><text:span text:style-name="T1"> compte</text:span><text:span text:style-name="T3">s</text:span><text:span text:style-name="T1"> rendu</text:span><text:span text:style-name="T3">s</text:span><text:span text:style-name="T4"> de TP</text:span><text:span text:style-name="T1">, </text:span><text:span text:style-name="T4">vous devez </text:span><text:span text:style-name="T1">compléter sous LibreOffice le fichier </text:span><text:span text:style-name="T4">récupéré</text:span><text:span text:style-name="T1"> sur </text:span><text:span text:style-name="T2">la plate-forme pédagogique</text:span></text:p>
      <text:list xml:id="list4000260153" text:style-name="L1">
        <text:list-item>
          <text:p text:style-name="P32"><text:span text:style-name="T10">Pour chaque question, </text:span><text:span text:style-name="T13">donner les commandes tapées et le résultat obtenu</text:span><text:span text:style-name="T14"> (sauf s'il est très long)</text:span></text:p>
        </text:list-item>
      </text:list>
      <text:p text:style-name="P5"><text:span text:style-name="T6">2. </text:span><text:span text:style-name="T39">Durant la</text:span> séance, <text:span text:style-name="T39">vous devez </text:span><text:span text:style-name="T6">présenter </text:span><text:span text:style-name="T7">régulièrement </text:span><text:span text:style-name="T6">votre travail à l'enseignant</text:span> <text:span text:style-name="T40">(de préférence </text:span>à la fin de chaque partie<text:span text:style-name="T40">)</text:span></text:p>
      <text:list xml:id="list3082321757" text:style-name="L2">
        <text:list-item>
          <text:p text:style-name="P33"><text:span text:style-name="T11">N</text:span><text:span text:style-name="T12">'hésitez pas à poser des questions ou à demander de l'aide si besoin</text:span></text:p>
        </text:list-item>
      </text:list>
      <text:p text:style-name="P5"><text:span text:style-name="T7">3. </text:span><text:span text:style-name="T39">En fin de séance, vous devez </text:span><text:span text:style-name="T7">déposer sur la plate-forme votre compte rendu complété</text:span><text:span text:style-name="T39">. Si vous n'avez pas terminé, vous pouvez le continuer en autonomie et déposer une 2ème version avant la séance suivante</text:span></text:p>
      <text:p text:style-name="P14"/>
      <text:p text:style-name="P14"/>
      <text:p text:style-name="P28"><text:span text:style-name="T6">1. </text:span><text:span text:style-name="T9">S</text:span><text:span text:style-name="T8">cript</text:span><text:span text:style-name="T9"> Pseudo-dir</text:span></text:p>
      <text:p text:style-name="P29"/>
      <text:p text:style-name="P12">Ecrire un script Pseudo_dir qui liste le contenu du répertoire passé en paramètre selon les modalités suivantes :</text:p>
      <text:p text:style-name="P11"><text:tab/>- le nom d'un répertoire sera encadré de crochets ;</text:p>
      <text:p text:style-name="P11"><text:tab/>- le nom d'un fichier exécutable sera suivi d'une étoile ;</text:p>
      <text:p text:style-name="P12"><text:tab/>- le nom d'un fichier ordinaire sera affiché simplement. </text:p>
      <text:p text:style-name="P30">#!/bin/bash</text:p>
      <text:p text:style-name="P31">cd $1</text:p>
      <text:p text:style-name="P30">for contenu in $(ls)</text:p>
      <text:p text:style-name="P30">do</text:p>
      <text:p text:style-name="P30"><text:tab/>if [ -d $contenu ]</text:p>
      <text:p text:style-name="P30"><text:tab/>then echo "[($contenu)]"</text:p>
      <text:p text:style-name="P30"><text:tab/>elif [ -x $contenu ]</text:p>
      <text:p text:style-name="P30"><text:tab/>then echo "$contenu*"</text:p>
      <text:p text:style-name="P30"><text:tab/>else [ -f $contenu ]</text:p>
      <text:p text:style-name="P30"><text:tab/>echo "$contenu"</text:p>
      <text:p text:style-name="P30"><text:tab/>fi</text:p>
      <text:p text:style-name="P30">done</text:p>
      <text:p text:style-name="P30"/>
      <text:p text:style-name="P3">2. Scripts et Commandes diverses</text:p>
      <text:p text:style-name="P27"/>
      <text:p text:style-name="P21"><text:span text:style-name="Teletype"><text:span text:style-name="T36">1. </text:span></text:span><text:span text:style-name="Teletype"><text:span text:style-name="T23">Tester la commande </text:span></text:span><text:span text:style-name="Teletype"><text:span text:style-name="T29">date</text:span></text:span><text:span text:style-name="Teletype"><text:span text:style-name="T23">.</text:span></text:span><text:span text:style-name="Teletype"><text:span text:style-name="T31"> </text:span></text:span><text:span text:style-name="Teletype"><text:span text:style-name="T23">Qu'affiche t-elle ?</text:span></text:span></text:p>
      <text:p text:style-name="P21"><text:span text:style-name="Teletype"><text:span text:style-name="T23"/></text:span></text:p>
      <text:p text:style-name="P23"><text:span text:style-name="Teletype"><text:span text:style-name="T47">La commande date affiche la date d’ajourd’hui suivi de l’heure</text:span></text:span></text:p>
      <text:p text:style-name="P21"><text:span text:style-name="Teletype"><text:span text:style-name="T23"/></text:span></text:p>
      <text:p text:style-name="P21"><text:span text:style-name="Teletype"><text:span text:style-name="T29">Ecrire une commande permettant d'afficher uniquement l'heure actuelle</text:span></text:span></text:p>
      <text:p text:style-name="P21"><text:span text:style-name="Teletype"><text:span text:style-name="T29"/></text:span></text:p>
      <text:p text:style-name="P21"><text:span text:style-name="Teletype"><text:span text:style-name="T48">date +"%H:%M:%S"</text:span></text:span></text:p>
      <text:p text:style-name="P21"><text:span text:style-name="Teletype"><text:span text:style-name="T29"/></text:span></text:p>
      <text:p text:style-name="P21"><text:span text:style-name="Teletype"><text:span text:style-name="T29">Ecrire un script Hello permettant de saluer l'utilisateur avec un message différent selon l'horaire : Bonne journée ! avant 12h, Bon appétit </text:span></text:span><text:span text:style-name="Teletype"><text:span text:style-name="T32">! </text:span></text:span><text:span text:style-name="Teletype"><text:span text:style-name="T29">entre 12h et 13h, Bon après-midi </text:span></text:span><text:span text:style-name="Teletype"><text:span text:style-name="T32">! </text:span></text:span><text:span text:style-name="Teletype"><text:span text:style-name="T29">entre 13h et 17h, etc.</text:span></text:span></text:p>
      <text:p text:style-name="P21"><text:span text:style-name="Teletype"><text:span text:style-name="T48"/></text:span></text:p>
      <text:p text:style-name="P21"><text:span text:style-name="Teletype"><text:span text:style-name="T48"/></text:span></text:p>
      <text:p text:style-name="P21"><text:span text:style-name="Teletype"><text:span text:style-name="T48"/></text:span></text:p>
      <text:p text:style-name="P21"><text:soft-page-break/><text:span text:style-name="Teletype"><text:span text:style-name="T48">#!/bin/bash</text:span></text:span></text:p>
      <text:p text:style-name="P21"><text:span text:style-name="Teletype"><text:span text:style-name="T48">heure=$(date +"%H")</text:span></text:span></text:p>
      <text:p text:style-name="P21"><text:span text:style-name="Teletype"><text:span text:style-name="T48">if [ "$heure" -lt 12 ]</text:span></text:span></text:p>
      <text:p text:style-name="P21"><text:span text:style-name="Teletype"><text:span text:style-name="T48"><text:tab/>then echo "Bonne journée !"</text:span></text:span></text:p>
      <text:p text:style-name="P21"><text:span text:style-name="Teletype"><text:span text:style-name="T48">elif [ "$heure" -lt 13 ]</text:span></text:span></text:p>
      <text:p text:style-name="P21"><text:span text:style-name="Teletype"><text:span text:style-name="T48"><text:tab/>then echo "Bon appétit !"</text:span></text:span></text:p>
      <text:p text:style-name="P21"><text:span text:style-name="Teletype"><text:span text:style-name="T48">elif [ "$heure" -lt 17 ]</text:span></text:span></text:p>
      <text:p text:style-name="P21"><text:span text:style-name="Teletype"><text:span text:style-name="T48"><text:tab/>then echo "Bon après-midi !"</text:span></text:span></text:p>
      <text:p text:style-name="P21"><text:span text:style-name="Teletype"><text:span text:style-name="T48">else </text:span></text:span></text:p>
      <text:p text:style-name="P21"><text:span text:style-name="Teletype"><text:span text:style-name="T48"><text:tab/>echo "Bonne soirée !"</text:span></text:span></text:p>
      <text:p text:style-name="P21"><text:span text:style-name="Teletype"><text:span text:style-name="T48">fi</text:span></text:span></text:p>
      <text:p text:style-name="P21"><text:span text:style-name="Teletype"><text:span text:style-name="T29"/></text:span></text:p>
      <text:p text:style-name="P21"><text:span text:style-name="Teletype"><text:span text:style-name="T37">2. </text:span></text:span><text:span text:style-name="Teletype"><text:span text:style-name="T23">Tester la commande df.</text:span></text:span><text:span text:style-name="Teletype"><text:span text:style-name="T31"> </text:span></text:span><text:span text:style-name="Teletype"><text:span text:style-name="T23">Qu'affiche t-elle sans option ?</text:span></text:span><text:span text:style-name="Teletype"><text:span text:style-name="T31"> </text:span></text:span><text:span text:style-name="Teletype"><text:span text:style-name="T23">Expliquer.</text:span></text:span></text:p>
      <text:p text:style-name="P21"><text:span text:style-name="Teletype"><text:span text:style-name="T23"/></text:span></text:p>
      <text:p text:style-name="P24"><text:span text:style-name="Teletype"><text:span text:style-name="T49">Sans option la commande df affiche l’espace de stockage utilisé et disponible sur tout les disques que peut acceder l’utilisateur. On le comprends avec la légende se trouvant au desus des differents disques. </text:span></text:span></text:p>
      <text:p text:style-name="P24"><text:span text:style-name="Teletype"><text:span text:style-name="T49">Par exemple on apprends que le syte de fichiers “londres.uca.local:/UCA” possède 1434846208 bits utilisés </text:span></text:span><text:span text:style-name="Teletype"><text:span text:style-name="T52">et</text:span></text:span><text:span text:style-name="Teletype"><text:span text:style-name="T49"> </text:span></text:span><text:span text:style-name="Teletype"><text:span text:style-name="T50">2610363392 sont encore disponibles, et par conséquent 36ù sont utilisés.</text:span></text:span></text:p>
      <text:p text:style-name="P18"><text:span text:style-name="Teletype"><text:span text:style-name="T23"/></text:span></text:p>
      <text:p text:style-name="P18"><text:span text:style-name="Teletype"><text:span text:style-name="T23">Quels sont les </text:span></text:span><text:span text:style-name="Teletype"><text:span text:style-name="T24">systèmes de fichiers </text:span></text:span><text:span text:style-name="Teletype"><text:span text:style-name="T25">de</text:span></text:span><text:span text:style-name="Teletype"><text:span text:style-name="T23"> la machine ?</text:span></text:span></text:p>
      <text:p text:style-name="P18"><text:span text:style-name="Teletype"><text:span text:style-name="T23"/></text:span></text:p>
      <text:p text:style-name="P25"><text:span text:style-name="Teletype"><text:span text:style-name="T50">Les système fichiers de la machines sont undev, tmpfs, /</text:span></text:span><text:span text:style-name="Teletype"><text:span text:style-name="T55">dev/</text:span></text:span><text:span text:style-name="Teletype"><text:span text:style-name="T50">sda4, tmpfs; tmpfs, /</text:span></text:span><text:span text:style-name="Teletype"><text:span text:style-name="T55">dev/</text:span></text:span><text:span text:style-name="Teletype"><text:span text:style-name="T50">sda1, londres.uca.local:/UCA, <text:s/>londres.uca.local:/www, <text:s/>londres.uca.local:/scractch et tmpfs </text:span></text:span></text:p>
      <text:p text:style-name="P17"><text:span text:style-name="Teletype"><text:span text:style-name="T23"/></text:span></text:p>
      <text:p text:style-name="P17"><text:span text:style-name="Teletype"><text:span text:style-name="T23">Quelle est l'option permettant d'afficher des informations </text:span></text:span><text:span text:style-name="Teletype"><text:span text:style-name="T26">uniquement sur les systèmes de fichiers de type tmpfs</text:span></text:span><text:span text:style-name="Teletype"><text:span text:style-name="T23"> ?</text:span></text:span></text:p>
      <text:p text:style-name="P17"><text:span text:style-name="Teletype"><text:span text:style-name="T23"/></text:span></text:p>
      <text:p text:style-name="P17"><text:span text:style-name="Teletype"><text:span text:style-name="T46">df -t "tmpfs"</text:span></text:span></text:p>
      <text:p text:style-name="P17"><text:span text:style-name="Teletype"><text:span text:style-name="T23"/></text:span></text:p>
      <text:p text:style-name="P16"><text:span text:style-name="Teletype"><text:span text:style-name="T34">Ecrire l</text:span></text:span><text:span text:style-name="Teletype"><text:span text:style-name="T35">a commande </text:span></text:span><text:span text:style-name="Teletype"><text:span text:style-name="T34">qui permet d</text:span></text:span><text:span text:style-name="Teletype"><text:span text:style-name="T35">'afficher uniquement le total des blocs disponibles sur les systèmes de type ext4</text:span></text:span><text:span text:style-name="Teletype"><text:span text:style-name="T34">.</text:span></text:span></text:p>
      <text:p text:style-name="P16"><text:span text:style-name="Teletype"><text:span text:style-name="T34"/></text:span></text:p>
      <text:p text:style-name="P16"><text:span text:style-name="Teletype"><text:span text:style-name="T54">df -t "ext4"</text:span></text:span></text:p>
      <text:p text:style-name="P17"><text:span text:style-name="Teletype"><text:span text:style-name="T20"/></text:span></text:p>
      <text:p text:style-name="P20"><text:span text:style-name="Teletype"><text:span text:style-name="T37">3</text:span></text:span><text:span text:style-name="Teletype"><text:span text:style-name="T36">. </text:span></text:span><text:span text:style-name="Teletype"><text:span text:style-name="T23">Tester la commande id.</text:span></text:span><text:span text:style-name="Teletype"><text:span text:style-name="T31"> </text:span></text:span><text:span text:style-name="Teletype"><text:span text:style-name="T23">Qu'affiche t-elle ? Expliquer.</text:span></text:span></text:p>
      <text:p text:style-name="P20"><text:span text:style-name="Teletype"><text:span text:style-name="T23"/></text:span></text:p>
      <text:p text:style-name="P26"><text:span text:style-name="Teletype"><text:span text:style-name="T51">La commande id affiche les </text:span></text:span><text:span text:style-name="Teletype"><text:span text:style-name="T53">identifiants</text:span></text:span><text:span text:style-name="Teletype"><text:span text:style-name="T51"> de l’utilisateurs, des groupes et des autres associés </text:span></text:span></text:p>
      <text:p text:style-name="P15"><text:span text:style-name="Teletype"><text:span text:style-name="T23"/></text:span></text:p>
      <text:p text:style-name="P20"><text:span text:style-name="Teletype"><text:span text:style-name="T27">Ecrire la commande permettant de n'afficher que le numéro et le nom du 3ème groupe auquel vous appartenez.</text:span></text:span></text:p>
      <text:p text:style-name="P17"><text:span text:style-name="Teletype"><text:span text:style-name="T23"/></text:span></text:p>
      <text:p text:style-name="P17"><text:span text:style-name="Teletype"><text:span text:style-name="T46">id | tr -s " " | cut -f 3 -d ","</text:span></text:span></text:p>
      <text:p text:style-name="P17"><text:span text:style-name="Teletype"><text:span text:style-name="T23"/></text:span></text:p>
      <text:p text:style-name="P22"><text:span text:style-name="Teletype"><text:span text:style-name="T38">4</text:span></text:span><text:span text:style-name="Teletype"><text:span text:style-name="T36">. </text:span></text:span><text:span text:style-name="Teletype"><text:span text:style-name="T30">Donner la commande permettant de lister les fichiers d'un répertoire en affichant leur n°inode</text:span></text:span></text:p>
      <text:p text:style-name="P22"><text:span text:style-name="Teletype"><text:span text:style-name="T23"/></text:span></text:p>
      <text:p text:style-name="P22"><text:span text:style-name="Teletype"><text:span text:style-name="T23">Ecri</text:span></text:span><text:span text:style-name="Teletype"><text:span text:style-name="T33">re</text:span></text:span><text:span text:style-name="Teletype"><text:span text:style-name="T23"> un script shell qui propose de deviner </text:span></text:span><text:span text:style-name="Teletype"><text:span text:style-name="T28">le n°inode d'un fichier</text:span></text:span><text:span text:style-name="Teletype"><text:span text:style-name="T23">.</text:span></text:span></text:p>
      <text:p text:style-name="P20"><text:span text:style-name="Teletype"><text:span text:style-name="T23">Au </text:span></text:span><text:span text:style-name="Teletype"><text:span text:style-name="T15">lancement du programme, celui-ci doit demander </text:span></text:span><text:span text:style-name="Teletype"><text:span text:style-name="T16">le chemin d'un fichier, puis vérifier son existence.</text:span></text:span><text:span text:style-name="Teletype"><text:span text:style-name="T18"> </text:span></text:span><text:span text:style-name="Teletype"><text:span text:style-name="T16">Dans le cas où ce fichier n'existe pas (ou que le chemin n'est pas correct), le programme affiche un message d'erreur et se termine.</text:span></text:span></text:p>
      <text:p text:style-name="P19"><text:span text:style-name="Teletype"><text:span text:style-name="T17">Sinon le programme recherche le n°inode du fichier puis propose à l'utilisateur d'essayer de le deviner.</text:span></text:span><text:span text:style-name="Teletype"><text:span text:style-name="T18"> </text:span></text:span><text:span text:style-name="Teletype"><text:span text:style-name="T17">A chaque saisie de valeur, le programme indique à </text:span></text:span><text:span text:style-name="Teletype"><text:span text:style-name="T15">l'utilisateur si le nombre entré est trop grand ou </text:span></text:span><text:soft-page-break/><text:span text:style-name="Teletype"><text:span text:style-name="T15">trop petit </text:span></text:span><text:span text:style-name="Teletype"><text:span text:style-name="T17">ou se termine après avoir félicit</text:span></text:span><text:span text:style-name="Teletype"><text:span text:style-name="T19">é</text:span></text:span><text:span text:style-name="Teletype"><text:span text:style-name="T17"> l'utilisateur si le nombre a été trouvé.</text:span></text:span><text:span text:style-name="Teletype"><text:span text:style-name="T15"> </text:span></text:span></text:p>
      <text:p text:style-name="P7"/>
      <text:p text:style-name="P7"><text:span text:style-name="T45">Exemple d'utilisation</text:span>: </text:p>
      <text:p text:style-name="P7">prompt% ./<text:span text:style-name="T41">inode</text:span>-game </text:p>
      <text:p text:style-name="P8">Entrez le nom d'un fichier :</text:p>
      <text:p text:style-name="P8">fich_test</text:p>
      <text:p text:style-name="P7">Devinez <text:span text:style-name="T43">son</text:span> <text:span text:style-name="T41">inode </text:span>! </text:p>
      <text:p text:style-name="P9">inode&gt;<text:span text:style-name="T42"> </text:span>444</text:p>
      <text:p text:style-name="P8">trop petit</text:p>
      <text:p text:style-name="P9">inode&gt;<text:span text:style-name="T42"> </text:span>50000000</text:p>
      <text:p text:style-name="P8">trop grand</text:p>
      <text:p text:style-name="P9">inode&gt;<text:span text:style-name="T42"> </text:span>4197373</text:p>
      <text:p text:style-name="P10"><text:span text:style-name="T5">bravo!</text:span><text:span text:style-name="Teletype"><text:span text:style-name="T21"> L'inode du fichier fich_test était bien 4197373.</text:span></text:span></text:p>
      <text:p text:style-name="P10"><text:span text:style-name="Teletype"><text:span text:style-name="T21"/></text:span></text:p>
      <text:p text:style-name="P10"><text:span text:style-name="Teletype"><text:span text:style-name="T56">#!/bin/bash</text:span></text:span></text:p>
      <text:p text:style-name="P10"><text:span text:style-name="Teletype"><text:span text:style-name="T56">echo "Le jeu de l'inode"</text:span></text:span></text:p>
      <text:p text:style-name="P10"><text:span text:style-name="Teletype"><text:span text:style-name="T56">echo "Entrez le nom d'un fichier (bien préciser son chemin) : "</text:span></text:span></text:p>
      <text:p text:style-name="P10"><text:span text:style-name="Teletype"><text:span text:style-name="T56">read rep</text:span></text:span></text:p>
      <text:p text:style-name="P10"><text:span text:style-name="Teletype"><text:span text:style-name="T56">inode=$(ls -i $rep | cut -f 1 -d " ")</text:span></text:span></text:p>
      <text:p text:style-name="P10"><text:span text:style-name="Teletype"><text:span text:style-name="T56">echo "Entrez une valeur"</text:span></text:span></text:p>
      <text:p text:style-name="P10"><text:span text:style-name="Teletype"><text:span text:style-name="T56">read valeur</text:span></text:span></text:p>
      <text:p text:style-name="P10"><text:span text:style-name="Teletype"><text:span text:style-name="T56">while [ $valeur -ne $inode ]</text:span></text:span></text:p>
      <text:p text:style-name="P10"><text:span text:style-name="Teletype"><text:span text:style-name="T56">do </text:span></text:span></text:p>
      <text:p text:style-name="P10"><text:span text:style-name="Teletype"><text:span text:style-name="T56"><text:tab/>if [ $valeur -lt $inode ]</text:span></text:span></text:p>
      <text:p text:style-name="P10"><text:span text:style-name="Teletype"><text:span text:style-name="T56"><text:tab/>then echo "Trop petit, réessayez : "</text:span></text:span></text:p>
      <text:p text:style-name="P10"><text:span text:style-name="Teletype"><text:span text:style-name="T56"><text:tab/>read valeur</text:span></text:span></text:p>
      <text:p text:style-name="P10"><text:span text:style-name="Teletype"><text:span text:style-name="T56"><text:tab/>else echo "Trop grand, réessayez : "</text:span></text:span></text:p>
      <text:p text:style-name="P10"><text:span text:style-name="Teletype"><text:span text:style-name="T56"><text:tab/>read valeur</text:span></text:span></text:p>
      <text:p text:style-name="P10"><text:span text:style-name="Teletype"><text:span text:style-name="T56"><text:tab/>fi</text:span></text:span></text:p>
      <text:p text:style-name="P10"><text:span text:style-name="Teletype"><text:span text:style-name="T56">done</text:span></text:span></text:p>
      <text:p text:style-name="P10"><text:span text:style-name="Teletype"><text:span text:style-name="T56"/></text:span></text:p>
      <text:p text:style-name="P10"><text:span text:style-name="Teletype"><text:span text:style-name="T56">echo "bravo! L'inode du fichier $rep était bien $valeu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Arial" svg:font-family="Arial" style:font-pitch="variable"/>
    <style:font-face style:name="Arial Unicode MS" svg:font-family="'Arial Unicode MS'" style:font-pitch="variable"/>
    <style:font-face style:name="Century Schoolbook L" svg:font-family="'Century Schoolbook L'" style:font-pitch="variable"/>
    <style:font-face style:name="Tahoma" svg:font-family="Tahoma, Lucidasans, 'Lucida Sans', 'Arial Unicode MS'" style:font-pitch="variable"/>
    <style:font-face style:name="New Century Schoolbook" svg:font-family="'New Century Schoolbook'" style:font-family-generic="roman" style:font-pitch="variable"/>
    <style:font-face style:name="Times New Roman" svg:font-family="'Times New Roman'" style:font-family-generic="roman"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Arial" style:font-size-asian="12pt" style:language-asian="fr" style:country-asian="FR" style:font-name-complex="Tahoma" style:font-size-complex="12pt" style:language-complex="fr" style:country-complex="FR"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0.6cm" style:auto-text-indent="false"/>
    </style:style>
    <style:style style:name="Heading" style:family="paragraph" style:parent-style-name="Standard" style:class="text">
      <style:paragraph-properties fo:margin-top="0.42cm" fo:margin-bottom="0.21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Text" style:family="paragraph" style:parent-style-name="Standard"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Subtitle" style:family="paragraph" style:parent-style-name="Standard" style:class="chapter">
      <style:paragraph-properties fo:margin-left="0cm" fo:margin-right="0cm" fo:margin-top="0.245cm" fo:margin-bottom="0cm" style:contextual-spacing="false" fo:line-height="105%"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45cm" fo:margin-bottom="0cm" style:contextual-spacing="false" fo:line-height="105%" fo:text-align="start" style:justify-single-word="false"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loext:opacity="100%" style:text-outline="false" style:text-line-through-style="none" style:text-line-through-type="none" style:font-name="Arial Unicode MS" fo:font-family="'Arial Unicode MS'"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style>
    <style:style style:name="Standard_7e_LT_7e_Gliederung_20_2" style:display-name="Standard~LT~Gliederung 2" style:family="paragraph" style:parent-style-name="Standard_7e_LT_7e_Gliederung_20_1">
      <style:paragraph-properties fo:margin-left="2.064cm" fo:margin-right="0cm" fo:margin-top="0.212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left="3.175cm" fo:margin-right="0cm" fo:margin-top="0.176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left="4.44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Standard_7e_LT_7e_Gliederung_20_5" style:display-name="Standard~LT~Gliederung 5" style:family="paragraph" style:parent-style-name="Standard_7e_LT_7e_Gliederung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style:contextual-spacing="false" fo:line-height="105%"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36pt" fo:font-style="normal" fo:text-shadow="none" style:text-underline-style="none" fo:font-weight="normal" style:font-name-asian="Arial Unicode MS" style:font-family-asian="'Arial Unicode MS'" style:font-pitch-asian="variable" style:font-size-asian="36pt" style:font-style-asian="normal" style:font-weight-asian="normal" style:font-name-complex="Arial Unicode MS" style:font-family-complex="'Arial Unicode MS'" style:font-pitch-complex="variable" style:font-size-complex="36pt" style:font-style-complex="normal" style:font-weight-complex="normal"/>
    </style:style>
    <style:style style:name="Standard_7e_LT_7e_Untertitel" style:display-name="Standard~LT~Untertitel" style:family="paragraph" style:parent-style-name="Standard">
      <style:paragraph-properties fo:margin-left="0cm" fo:margin-right="0cm" fo:margin-top="0.245cm" fo:margin-bottom="0cm" style:contextual-spacing="false" fo:line-height="105%"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style>
    <style:style style:name="Standard_7e_LT_7e_Notizen" style:display-name="Standard~LT~Notizen" style:family="paragraph" style:parent-style-name="Standard">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12pt"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style>
    <style:style style:name="Standard_7e_LT_7e_Hintergrundobjekte" style:display-name="Standard~LT~Hintergrundobjekte" style:family="paragraph" style:parent-style-name="Standard">
      <style:paragraph-properties style:text-autospace="none"/>
    </style:style>
    <style:style style:name="Standard_7e_LT_7e_Hintergrund" style:display-name="Standard~LT~Hintergrund" style:family="paragraph" style:parent-style-name="Standard">
      <style:paragraph-properties fo:text-align="center" style:justify-single-word="false" style:text-autospace="none"/>
    </style:style>
    <style:style style:name="Objets_20_d_27_arrière-plan" style:display-name="Objets d'arrière-plan" style:family="paragraph" style:parent-style-name="Standard">
      <style:paragraph-properties style:text-autospace="none"/>
    </style:style>
    <style:style style:name="Arrière-plan" style:family="paragraph" style:parent-style-name="Standard">
      <style:paragraph-properties fo:text-align="center" style:justify-single-word="false" style:text-autospace="none"/>
    </style:style>
    <style:style style:name="Notes" style:family="paragraph" style:parent-style-name="Standard">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12pt"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style>
    <style:style style:name="Plan_20_1" style:display-name="Plan 1" style:family="paragraph" style:parent-style-name="Standard">
      <style:paragraph-properties fo:margin-left="0.953cm" fo:margin-right="0cm" fo:margin-top="0.245cm" fo:margin-bottom="0cm" style:contextual-spacing="false" fo:line-height="105%" fo:text-align="start" style:justify-single-word="false"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loext:opacity="100%" style:text-outline="false" style:text-line-through-style="none" style:text-line-through-type="none" style:font-name="Arial Unicode MS" fo:font-family="'Arial Unicode MS'"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style>
    <style:style style:name="Plan_20_2" style:display-name="Plan 2" style:family="paragraph" style:parent-style-name="Plan_20_1">
      <style:paragraph-properties fo:margin-left="2.064cm" fo:margin-right="0cm" fo:margin-top="0.212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4pt" style:font-size-asian="24pt" style:font-size-complex="24pt"/>
    </style:style>
    <style:style style:name="Plan_20_3" style:display-name="Plan 3" style:family="paragraph" style:parent-style-name="Plan_20_2">
      <style:paragraph-properties fo:margin-left="3.175cm" fo:margin-right="0cm" fo:margin-top="0.176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0pt" style:font-size-asian="20pt" style:font-size-complex="20pt"/>
    </style:style>
    <style:style style:name="Plan_20_4" style:display-name="Plan 4" style:family="paragraph" style:parent-style-name="Plan_20_3">
      <style:paragraph-properties fo:margin-left="4.44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Plan_20_5" style:display-name="Plan 5" style:family="paragraph" style:parent-style-name="Plan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4-01-22T09:31:58</meta:creation-date>
    <dc:date>2023-11-24T11:35:47.797247408</dc:date>
    <meta:print-date>2011-11-15T09:40:00</meta:print-date>
    <dc:language>en-US</dc:language>
    <meta:editing-cycles>188</meta:editing-cycles>
    <meta:editing-duration>P1DT22H52M36S</meta:editing-duration>
    <meta:printed-by>Frédérique Jacquet</meta:printed-by>
    <meta:document-statistic meta:table-count="0" meta:image-count="0" meta:object-count="0" meta:page-count="3" meta:paragraph-count="88" meta:word-count="728" meta:character-count="4333" meta:non-whitespace-character-count="3663"/>
    <meta:user-defined meta:name="Info 1"/>
    <meta:user-defined meta:name="Info 2"/>
    <meta:user-defined meta:name="Info 3"/>
    <meta:user-defined meta:name="Info 4"/>
  </office:meta>
</office:document-meta>
</file>